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settings.xml" manifest:media-type="text/xml"/>
  <manifest:file-entry manifest:full-path="Thumbnails/thumbnail.png" manifest:media-type="image/png"/>
  <manifest:file-entry manifest:full-path="OleObj1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Segoe UI Symbol" svg:font-family="'Segoe UI Symbol'"/>
    <style:font-face style:name="Symbol" svg:font-family="Symbol"/>
    <style:font-face style:name="Times New Roman" svg:font-family="'Times New Roman'"/>
  </office:font-face-decls>
  <office:automatic-styles>
    <style:style style:name="Таблица1" style:family="table">
      <style:table-properties style:width="16.701cm" fo:margin-left="0cm" table:align="left" style:may-break-between-rows="true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/>
    </style:style>
    <style:style style:name="Таблица1.A1" style:family="table-cell">
      <style:table-cell-properties fo:background-color="#ffffff" fo:padding-left="0.018cm" fo:padding-right="0.018cm" fo:padding-top="0cm" fo:padding-bottom="0cm" fo:border="0.2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18cm" fo:padding-right="0.018cm" fo:padding-top="0cm" fo:padding-bottom="0cm" fo:border="0.25pt solid #000000" fo:vertical-align="top">
        <style:background-image/>
      </style:table-cell-properties>
    </style:style>
    <style:style style:name="Таблица2" style:family="table">
      <style:table-properties style:width="16.995cm" fo:margin-left="0cm" table:align="left" style:may-break-between-rows="true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C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D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E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F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G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C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E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F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G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margin-left="0.635cm" fo:margin-right="0cm" fo:line-height="100%" fo:text-align="end" style:justify-single-word="false" fo:text-indent="0cm" style:auto-text-indent="false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fo:text-align="end" style:justify-single-word="false"/>
    </style:style>
    <style:style style:name="P8" style:family="paragraph" style:parent-style-name="Standard">
      <style:paragraph-properties fo:line-height="200%" fo:text-align="end" style:justify-single-word="false"/>
      <style:text-properties officeooo:paragraph-rsid="00164be9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4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loext:opacity="0%" style:font-name="Times New Roman" fo:font-size="10pt" fo:font-style="italic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loext:opacity="0%" style:font-name="Times New Roman" fo:font-size="10pt" fo:font-style="italic" fo:font-weight="normal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loext:opacity="0%" style:font-name="Segoe UI Symbol" fo:font-size="12pt" fo:font-weight="normal" fo:background-color="transparent" style:font-name-asian="Segoe UI Symbol" style:font-name-complex="Segoe UI Symbol"/>
    </style:style>
    <style:style style:name="P18" style:family="paragraph" style:parent-style-name="Standard" style:list-style-name="L1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19" style:family="paragraph" style:parent-style-name="Standard" style:list-style-name="L2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0" style:family="paragraph" style:parent-style-name="Standard" style:list-style-name="L3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1" style:family="paragraph" style:parent-style-name="Standard" style:list-style-name="L4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2" style:family="paragraph" style:parent-style-name="Standard" style:list-style-name="L5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3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4" style:family="paragraph" style:parent-style-name="Standard" style:list-style-name="L6">
      <style:paragraph-properties fo:line-height="100%" fo:text-align="justify" style:justify-single-word="false">
        <style:tab-stops>
          <style:tab-stop style:position="29539.734cm"/>
        </style:tab-stops>
      </style:paragraph-properties>
    </style:style>
    <style:style style:name="P25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  <style:text-properties style:use-window-font-color="true" loext:opacity="0%" style:font-name="Times New Roman" fo:font-size="10pt" fo:font-weight="normal" fo:background-color="transparent" style:font-name-asian="Times New Roman" style:font-name-complex="Times New Roman"/>
    </style:style>
    <style:style style:name="P26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T1" style:family="text">
      <style:text-properties style:use-window-font-color="true" loext:opacity="0%" style:font-name="Times New Roman" fo:font-size="12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loext:opacity="0%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loext:opacity="0%" style:font-name="Times New Roman" fo:font-size="12pt" fo:font-weight="normal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loext:opacity="0%" style:font-name="Times New Roman" fo:font-size="14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loext:opacity="0%" style:font-name="Times New Roman" fo:font-size="10pt" fo:font-weight="normal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loext:opacity="0%" style:font-name="Times New Roman" fo:font-size="10pt" fo:font-weight="normal" officeooo:rsid="00164be9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8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officeooo:rsid="00164be9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9" style:family="text">
      <style:text-properties style:use-window-font-color="true" loext:opacity="0%" style:font-name="Times New Roman" fo:font-size="10pt" fo:font-weight="bold" fo:background-color="transparent" loext:char-shading-value="0" style:font-name-asian="Times New Roman" style:font-name-complex="Times New Roman"/>
    </style:style>
    <style:style style:name="T10" style:family="text">
      <style:text-properties style:use-window-font-color="true" loext:opacity="0%" style:font-name="Times New Roman" fo:font-size="10pt" fo:font-style="italic" fo:font-weight="normal" fo:background-color="transparent" loext:char-shading-value="0" style:font-name-asian="Times New Roman" style:font-name-complex="Times New Roman"/>
    </style:style>
    <style:style style:name="T11" style:family="text">
      <style:text-properties style:use-window-font-color="true" loext:opacity="0%" style:font-name="Times New Roman" fo:font-size="10pt" fo:font-style="italic" fo:font-weight="bold" fo:background-color="transparent" loext:char-shading-value="0" style:font-name-asian="Times New Roman" style:font-name-complex="Times New Roman"/>
    </style:style>
    <style:style style:name="T12" style:family="text">
      <style:text-properties style:use-window-font-color="true" loext:opacity="0%" style:font-name="Segoe UI Symbol" fo:font-size="12pt" fo:font-weight="normal" fo:background-color="transparent" loext:char-shading-value="0" style:font-name-asian="Segoe UI Symbol" style:font-name-complex="Segoe UI Symbol"/>
    </style:style>
    <style:style style:name="T13" style:family="text">
      <style:text-properties style:use-window-font-color="true" loext:opacity="0%" style:font-name="Segoe UI Symbol" fo:font-size="10pt" fo:font-weight="normal" fo:background-color="transparent" loext:char-shading-value="0" style:font-name-asian="Segoe UI Symbol" style:font-name-complex="Segoe UI Symbol"/>
    </style:style>
    <style:style style:name="T14" style:family="text">
      <style:text-properties officeooo:rsid="001a0786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.002cm" draw:visible-area-height="5.002cm" draw:ole-draw-aspect="1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Объект1" text:anchor-type="as-char" svg:width="1.905cm" style:rel-width="scale" svg:height="2.20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    </table:table-cell>
          <table:table-cell table:style-name="Таблица1.B1" office:value-type="string">
            <text:p text:style-name="P6"><text:span text:style-name="T1">Отчёт по лабораторной работе</text:span><text:span text:style-name="T12">№</text:span><text:span text:style-name="T2"><text:tab/>20<text:tab/></text:span><text:span text:style-name="T3">по курсу </text:span><text:span text:style-name="T2"><text:tab/>1<text:tab/></text:span><text:span text:style-name="T4">­</text:span></text:p>
            <text:p text:style-name="P7"><text:span text:style-name="T5">студента группы <text:s/></text:span><text:span text:style-name="T7">М8О-10</text:span><text:span text:style-name="T8">7</text:span><text:span text:style-name="T7">Б </text:span><text:span text:style-name="T8">Диёрова Даврона</text:span><text:span text:style-name="T7"><text:tab/></text:span><text:span text:style-name="T5">, </text:span><text:span text:style-name="T13">№</text:span><text:span text:style-name="T5"> по списку <text:s/></text:span><text:span text:style-name="T7"><text:tab/>1</text:span><text:span text:style-name="T8">0</text:span><text:span text:style-name="T7"><text:tab/></text:span></text:p>
            <text:p text:style-name="P8"><text:span text:style-name="T5">Адреса www, e-mail, jabber, skype</text:span><text:span text:style-name="T7"><text:tab/> </text:span><text:span text:style-name="T8">ddiyorov1@gmail.com</text:span><text:span text:style-name="T7"><text:tab/><text:tab/></text:span><text:span text:style-name="T5"><text:tab/></text:span></text:p>
            <text:p text:style-name="P7"><text:span text:style-name="T5">Входной контроль знаний с оценкой </text:span><text:span text:style-name="T7"><text:tab/><text:tab/><text:tab/><text:tab/><text:tab/></text:span></text:p>
            <text:p text:style-name="P7"><text:span text:style-name="T5">Отчёт сдан “</text:span><text:span text:style-name="T7">20</text:span><text:span text:style-name="T5">“ февраля</text:span><text:span text:style-name="T7"><text:tab/><text:tab/></text:span><text:span text:style-name="T5">202</text:span><text:span text:style-name="T6">2</text:span><text:span text:style-name="T7"><text:tab/></text:span><text:span text:style-name="T5">г., итоговая оценка </text:span><text:span text:style-name="T7"><text:tab/><text:tab/></text:span></text:p>
            <text:p text:style-name="P7"><text:span text:style-name="T5">Подпись преподавателя </text:span><text:span text:style-name="T7"><text:tab/><text:tab/><text:tab/><text:tab/></text:span></text:p>
          </table:table-cell>
        </table:table-row>
      </table:table>
      <text:p text:style-name="P9"/>
      <text:list xml:id="list83581425" text:style-name="L1">
        <text:list-item>
          <text:p text:style-name="P18"><text:span text:style-name="T9">Тема</text:span><text:span text:style-name="T5">: bash скрипты</text:span></text:p>
        </text:list-item>
      </text:list>
      <text:p text:style-name="P9"/>
      <text:list xml:id="list2544570840" text:style-name="L2">
        <text:list-item>
          <text:p text:style-name="P19"><text:span text:style-name="T9">Цель работы</text:span><text:span text:style-name="T5">: изучить новые команды для bash</text:span></text:p>
        </text:list-item>
        <text:list-item>
          <text:p text:style-name="P19"><text:span text:style-name="T9">Задание</text:span><text:span text:style-name="T5">: написать скрипт на bash</text:span></text:p>
        </text:list-item>
        <text:list-item>
          <text:p text:style-name="P19"><text:span text:style-name="T9">Оборудование</text:span><text:span text:style-name="T5"> (</text:span><text:span text:style-name="T10">лабораторное</text:span><text:span text:style-name="T5">):</text:span></text:p>
        </text:list-item>
      </text:list>
      <text:p text:style-name="P2"><text:span text:style-name="T5">ЭВМ </text:span><text:span text:style-name="T7"><text:tab/><text:tab/></text:span><text:span text:style-name="T5">, процессор </text:span><text:span text:style-name="T7"><text:tab/><text:tab/></text:span><text:span text:style-name="T5">, имя узла сети </text:span><text:span text:style-name="T7"><text:tab/><text:tab/><text:tab/></text:span><text:span text:style-name="T5"> с ОП </text:span><text:span text:style-name="T7"><text:tab/><text:tab/> <text:s text:c="8"/></text:span><text:span text:style-name="T5"><text:s/>МБ</text:span></text:p>
      <text:p text:style-name="P3"><text:span text:style-name="T5">НМД </text:span><text:span text:style-name="T7"><text:tab/><text:tab/></text:span><text:span text:style-name="T5"> ГБ. <text:s/>Терминал </text:span><text:span text:style-name="T7"><text:tab/><text:tab/></text:span><text:span text:style-name="T5"> адрес </text:span><text:span text:style-name="T7"><text:tab/><text:tab/><text:tab/></text:span><text:span text:style-name="T5">. Принтер </text:span><text:span text:style-name="T7"><text:tab/><text:tab/><text:tab/></text:span></text:p>
      <text:p text:style-name="P3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2"/>
      <text:p text:style-name="P14">Оборудование ПЭВМ студента, если использовалось:</text:p>
      <text:p text:style-name="P3"><text:span text:style-name="T5">Процессор </text:span><text:span text:style-name="T7"><text:tab/><text:tab/>AMD Ryzen 7 4800U<text:tab/><text:tab/></text:span><text:span text:style-name="T5">, ОП </text:span><text:span text:style-name="T7"><text:tab/>16<text:tab/></text:span><text:span text:style-name="T5"> ГБ, НМД </text:span><text:span text:style-name="T7">1</text:span><text:span text:style-name="T5"> ТБ. Монитор </text:span><text:span text:style-name="T7"><text:tab/><text:tab/><text:tab/></text:span></text:p>
      <text:p text:style-name="P3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3764173358" text:style-name="L3">
        <text:list-item>
          <text:p text:style-name="P20"><text:span text:style-name="T9">Программное обеспечение</text:span><text:span text:style-name="T5"> (</text:span><text:span text:style-name="T10">лабораторное</text:span><text:span text:style-name="T5">):</text:span></text:p>
        </text:list-item>
      </text:list>
      <text:p text:style-name="P2"><text:span text:style-name="T5">Операционная система семейства </text:span><text:span text:style-name="T7"><text:tab/><text:tab/></text:span><text:span text:style-name="T5">, наименование </text:span><text:span text:style-name="T7"><text:tab/><text:tab/><text:tab/><text:tab/></text:span><text:span text:style-name="T5"> версия </text:span><text:span text:style-name="T7"><text:tab/><text:tab/></text:span></text:p>
      <text:p text:style-name="P2"><text:span text:style-name="T5">Интерпретатор команд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Редактор текстов </text:span><text:span text:style-name="T7"><text:tab/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2"><text:span text:style-name="T5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p text:style-name="P15">Программное обеспечение ЭВМ студента, если использовалось:</text:p>
      <text:p text:style-name="P2"><text:span text:style-name="T5">Операционная система семейства </text:span><text:span text:style-name="T7"><text:tab/><text:tab/></text:span><text:span text:style-name="T5">, наименование </text:span><text:span text:style-name="T7"><text:tab/><text:tab/><text:tab/></text:span><text:span text:style-name="T5"> версия </text:span><text:span text:style-name="T7"><text:tab/></text:span></text:p>
      <text:p text:style-name="P2"><text:span text:style-name="T5">Интерпретатор команд </text:span><text:span text:style-name="T7"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/text:span></text:p>
      <text:p text:style-name="P2"><text:span text:style-name="T5">Редактор текстов </text:span><text:span text:style-name="T7"><text:tab/><text:tab/><text:tab/><text:tab/><text:tab/><text:tab/><text:tab/></text:span><text:span text:style-name="T5"> </text:span><text:soft-page-break/><text:span text:style-name="T5">версия </text:span><text:span text:style-name="T7"><text:tab/><text:tab/><text:tab/></text:span></text:p>
      <text:p text:style-name="P2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2"><text:span text:style-name="T5">Местонахождения и имена файлов программ и данных <text:s text:c="2"/>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3775322826" text:style-name="L4">
        <text:list-item>
          <text:p text:style-name="P21"><text:span text:style-name="T9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9"/>
      <text:p text:style-name="P11">satori@satori-HP:~/labs$ ls</text:p>
      <text:p text:style-name="P11">satori@satori-HP:~/labs$ mkdir testdir</text:p>
      <text:p text:style-name="P11">satori@satori-HP:~/labs$ cd testdir</text:p>
      <text:p text:style-name="P11">satori@satori-HP:~/labs/testdir$ ls</text:p>
      <text:p text:style-name="P11">satori@satori-HP:~/labs/testdir$ ls -a</text:p>
      <text:p text:style-name="P11">. <text:s/>..</text:p>
      <text:p text:style-name="P11">satori@satori-HP:~/labs/testdir$ echo 'LOL' &gt; text1.txt</text:p>
      <text:p text:style-name="P11">satori@satori-HP:~/labs/testdir$ echo 'KEK' &gt; text.txt</text:p>
      <text:p text:style-name="P11">satori@satori-HP:~/labs/testdir$ echo '*diif* Files text.txt &amp; text1.txt:'</text:p>
      <text:p text:style-name="P11">*diif* Files text.txt &amp; text1.txt:</text:p>
      <text:p text:style-name="P11">satori@satori-HP:~/labs/testdir$ diff -y text1.txt text.txt</text:p>
      <text:p text:style-name="P11">LOL<text:tab/><text:tab/><text:tab/><text:tab/><text:tab/><text:tab/><text:tab/> <text:s text:c="5"/>|<text:tab/>KEK</text:p>
      <text:p text:style-name="P11">satori@satori-HP:~/labs/testdir$ echo '*cmp* Differences:'</text:p>
      <text:p text:style-name="P11">*cmp* Differences:</text:p>
      <text:p text:style-name="P11">satori@satori-HP:~/labs/testdir$ cmp -l text.txt text1.txt</text:p>
      <text:p text:style-name="P11">1 113 11<text:span text:style-name="T14">4</text:span></text:p>
      <text:p text:style-name="P11">2 105 117</text:p>
      <text:p text:style-name="P11">3 113 114</text:p>
      <text:p text:style-name="P11">satori@satori-HP:~/labs/testdir$ echo 'number of words in text.txt:'</text:p>
      <text:p text:style-name="P11">number of words in text.txt:</text:p>
      <text:p text:style-name="P11">satori@satori-HP:~/labs/testdir$ wc -w text.txt</text:p>
      <text:p text:style-name="P11">1 text.txt</text:p>
      <text:p text:style-name="P11">satori@satori-HP:~/labs/testdir$ echo '*tail* Last 4 bytes of text1.txt'</text:p>
      <text:p text:style-name="P11">*tail* Last 4 bytes of text1.txt</text:p>
      <text:p text:style-name="P11">satori@satori-HP:~/labs/testdir$ tail -c 4 text1.txt</text:p>
      <text:p text:style-name="P11">LOL</text:p>
      <text:p text:style-name="P11">satori@satori-HP:~/labs/testdir$ tail -c 1 text1.txt</text:p>
      <text:p text:style-name="P11"/>
      <text:p text:style-name="P11">satori@satori-HP:~/labs/testdir$ tail -c 2 text1.txt</text:p>
      <text:p text:style-name="P11">L</text:p>
      <text:p text:style-name="P11">satori@satori-HP:~/labs/testdir$ head -c 2 text.txt</text:p>
      <text:p text:style-name="P11">KEsatori@satori-HP:~/labs/testdir$ echo '*du* Size of text.txt:'</text:p>
      <text:p text:style-name="P11">*du* Size of text.txt:</text:p>
      <text:p text:style-name="P11">satori@satori-HP:~/labs/testdir$ du -h text.txt</text:p>
      <text:p text:style-name="P11">4,0K<text:tab/>text.txt</text:p>
      <text:p text:style-name="P11">satori@satori-HP:~/labs/testdir$ cut -b 1,3 text.txt</text:p>
      <text:p text:style-name="P11">KK</text:p>
      <text:p text:style-name="P11">satori@satori-HP:~/labs/testdir$ rm -rf reverse.txt</text:p>
      <text:p text:style-name="P11">satori@satori-HP:~/labs/testdir$ reserve.txt</text:p>
      <text:p text:style-name="P11">reserve.txt: команда не найдена</text:p>
      <text:p text:style-name="P11">satori@satori-HP:~/labs/testdir$ dd if=text.txt of=text1.txt</text:p>
      <text:p text:style-name="P11">0+1 записей получено</text:p>
      <text:p text:style-name="P11">0+1 записей отправлено</text:p>
      <text:p text:style-name="P11">4 байта скопировано, 0,000144378 s, 27,7 kB/s</text:p>
      <text:p text:style-name="P11"><text:soft-page-break/>satori@satori-HP:~/labs/testdir$ echo '*dd* text1.txt(copy):'</text:p>
      <text:p text:style-name="P11">*dd* text1.txt(copy):</text:p>
      <text:p text:style-name="P11">satori@satori-HP:~/labs/testdir$ cat text1.txt</text:p>
      <text:p text:style-name="P11">KEK</text:p>
      <text:p text:style-name="P11">satori@satori-HP:~/labs/testdir$ echo 'Make zip'</text:p>
      <text:p text:style-name="P11">Make zip</text:p>
      <text:p text:style-name="P11">satori@satori-HP:~/labs/testdir$ gzip text1.txt</text:p>
      <text:p text:style-name="P11">satori@satori-HP:~/labs/testdir$ ls *text* | xargs rm </text:p>
      <text:p text:style-name="P11">satori@satori-HP:~/labs/testdir$ cd ..</text:p>
      <text:p text:style-name="P11">satori@satori-HP:~/labs$ rm -r testdir/</text:p>
      <text:p text:style-name="P9"/>
      <text:p text:style-name="P1"><text:span text:style-name="T10">Пункты 1-7 отчёта составляются </text:span><text:span text:style-name="T11">строго до</text:span><text:span text:style-name="T10"> начала лабораторной работы.</text:span></text:p>
      <text:p text:style-name="P9"/>
      <text:p text:style-name="P4"><text:span text:style-name="T5">Допущен к выполнению работы. Подпись преподавателя </text:span><text:span text:style-name="T7"><text:tab/><text:tab/><text:tab/><text:tab/></text:span></text:p>
      <text:list xml:id="list476519039" text:style-name="L5">
        <text:list-item>
          <text:p text:style-name="P22"><text:span text:style-name="T9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9"/>
      <text:list xml:id="list4018056539" text:style-name="L6">
        <text:list-item>
          <text:p text:style-name="P24"><text:span text:style-name="T9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7">№</text:p>
          </table:table-cell>
          <table:table-cell table:style-name="Таблица2.B1" office:value-type="string">
            <text:p text:style-name="P16">Лаб.</text:p>
            <text:p text:style-name="P16">или</text:p>
            <text:p text:style-name="P16">дом.</text:p>
          </table:table-cell>
          <table:table-cell table:style-name="Таблица2.C1" office:value-type="string">
            <text:p text:style-name="P16">Дата</text:p>
          </table:table-cell>
          <table:table-cell table:style-name="Таблица2.D1" office:value-type="string">
            <text:p text:style-name="P16">Время</text:p>
          </table:table-cell>
          <table:table-cell table:style-name="Таблица2.E1" office:value-type="string">
            <text:p text:style-name="P16">Событие</text:p>
          </table:table-cell>
          <table:table-cell table:style-name="Таблица2.F1" office:value-type="string">
            <text:p text:style-name="P16">Действие по исправлению</text:p>
          </table:table-cell>
          <table:table-cell table:style-name="Таблица2.G1" office:value-type="string">
            <text:p text:style-name="P16">Примечание</text:p>
          </table:table-cell>
        </table:table-row>
        <table:table-row>
          <table:table-cell table:style-name="Таблица2.A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Таблица2.B2" office:value-type="string">
            <text:p text:style-name="P13"/>
          </table:table-cell>
          <table:table-cell table:style-name="Таблица2.C2" office:value-type="string">
            <text:p text:style-name="P13"/>
          </table:table-cell>
          <table:table-cell table:style-name="Таблица2.D2" office:value-type="string">
            <text:p text:style-name="P13"/>
          </table:table-cell>
          <table:table-cell table:style-name="Таблица2.E2" office:value-type="string">
            <text:p text:style-name="P13"/>
          </table:table-cell>
          <table:table-cell table:style-name="Таблица2.F2" office:value-type="string">
            <text:p text:style-name="P13"/>
          </table:table-cell>
          <table:table-cell table:style-name="Таблица2.G2" office:value-type="string">
            <text:p text:style-name="P13"/>
          </table:table-cell>
        </table:table-row>
      </table:table>
      <text:p text:style-name="P13"/>
      <text:list xml:id="list2306086468" text:style-name="L7">
        <text:list-item>
          <text:p text:style-name="P23"><text:span text:style-name="T5">Замечание автора по существу работ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5">Выводы <text:s/>: <text:s text:c="2"/>написал скрипт на bash</text:p>
        </text:list-item>
        <text:list-item>
          <text:p text:style-name="P26"><text:soft-page-break/></text:p>
        </text:list-item>
      </text:list>
      <text:p text:style-name="P2"><text:span text:style-name="T5">Недочеты, допущенные при выполнении задания, могут быть устранены следующим образом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p text:style-name="P5"><text:span text:style-name="T5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Segoe UI Symbol" svg:font-family="'Segoe UI Symbol'"/>
    <style:font-face style:name="Symbol" svg:font-family="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1" fo:font-size="11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09:26:17.634511563</dc:date>
    <meta:editing-duration>PT28M48S</meta:editing-duration>
    <meta:editing-cycles>3</meta:editing-cycles>
    <meta:generator>LibreOffice/7.3.7.2$Linux_X86_64 LibreOffice_project/30$Build-2</meta:generator>
    <meta:document-statistic meta:table-count="2" meta:image-count="0" meta:object-count="1" meta:page-count="4" meta:paragraph-count="105" meta:word-count="500" meta:character-count="4488" meta:non-whitespace-character-count="3673"/>
  </office:meta>
</office:document-meta>
</file>